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text-align="center" style:justify-single-word="false"/>
      <style:text-properties fo:font-weight="bold" style:font-weight-asian="bold"/>
    </style:style>
    <style:style style:name="P5" style:family="paragraph" style:parent-style-name="Standard">
      <style:paragraph-properties fo:margin-top="0in" fo:margin-bottom="0in" loext:contextual-spacing="false" fo:text-align="start" style:justify-single-word="false"/>
      <style:text-properties fo:font-weight="bold" style:font-weight-asian="bold"/>
    </style:style>
    <style:style style:name="P6" style:family="paragraph" style:parent-style-name="Standard">
      <style:paragraph-properties fo:margin-top="0in" fo:margin-bottom="0in" loext:contextual-spacing="false"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margin-left="0in" fo:margin-right="0in" fo:margin-top="0in" fo:margin-bottom="0in" loext:contextual-spacing="false" fo:text-indent="0.5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0" style:family="paragraph" style:parent-style-name="Standard">
      <style:paragraph-properties fo:margin-left="0.5in" fo:margin-right="0in" fo:margin-top="0in" fo:margin-bottom="0in" loext:contextual-spacing="false" fo:text-indent="0in" style:auto-text-indent="false"/>
    </style:style>
    <style:style style:name="P11" style:family="paragraph" style:parent-style-name="Standard" style:master-page-name="Standard">
      <style:paragraph-properties fo:margin-top="0in" fo:margin-bottom="0in" loext:contextual-spacing="false" fo:text-align="center" style:justify-single-word="false" style:page-number="1"/>
      <style:text-properties fo:font-size="18pt" fo:font-weight="bold" style:font-size-asian="18pt" style:font-weight-asian="bold" style:font-size-complex="18pt"/>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style:text-properties fo:font-weight="bold" officeooo:paragraph-rsid="00266e49" style:font-weight-asian="bold"/>
    </style:style>
    <style:style style:name="P14" style:family="paragraph" style:parent-style-name="Standard">
      <style:paragraph-properties fo:margin-top="0in" fo:margin-bottom="0in" loext:contextual-spacing="false"/>
      <style:text-properties officeooo:paragraph-rsid="00266e49"/>
    </style:style>
    <style:style style:name="P15"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6" style:family="paragraph" style:parent-style-name="Standard">
      <style:paragraph-properties fo:margin-left="0in" fo:margin-right="0in" fo:margin-top="0in" fo:margin-bottom="0in" loext:contextual-spacing="false" fo:text-indent="0in" style:auto-text-indent="false"/>
      <style:text-properties fo:font-weight="bold" officeooo:paragraph-rsid="00266e49" style:font-weight-asian="bold"/>
    </style:style>
    <style:style style:name="P17" style:family="paragraph" style:parent-style-name="Standard" style:list-style-name="WWNum1">
      <style:paragraph-properties fo:margin-left="1in" fo:margin-right="0in" fo:margin-top="0in" fo:margin-bottom="0in" loext:contextual-spacing="true" fo:text-indent="-0.25in" style:auto-text-indent="false"/>
    </style:style>
    <style:style style:name="P18" style:family="paragraph" style:parent-style-name="Standard">
      <style:paragraph-properties fo:margin-left="0in" fo:margin-right="0in" fo:margin-top="0in" fo:margin-bottom="0in" loext:contextual-spacing="false" fo:text-indent="0.5in" style:auto-text-indent="false"/>
    </style:style>
    <style:style style:name="P19" style:family="paragraph" style:parent-style-name="Standard">
      <style:paragraph-properties fo:margin-left="0in" fo:margin-right="0in" fo:margin-top="0in" fo:margin-bottom="0in" loext:contextual-spacing="false" fo:text-indent="0.5in" style:auto-text-indent="false"/>
      <style:text-properties officeooo:paragraph-rsid="00266e49"/>
    </style:style>
    <style:style style:name="P20" style:family="paragraph" style:parent-style-name="Standard">
      <style:paragraph-properties fo:margin-left="0in" fo:margin-right="0in" fo:margin-top="0in" fo:margin-bottom="0in" loext:contextual-spacing="false" fo:text-indent="0.5in" style:auto-text-indent="false"/>
      <style:text-properties officeooo:rsid="00266e49" officeooo:paragraph-rsid="00266e49"/>
    </style:style>
    <style:style style:name="T1" style:family="text">
      <style:text-properties fo:font-weight="bold" style:font-weight-asian="bold"/>
    </style:style>
    <style:style style:name="T2" style:family="text">
      <style:text-properties fo:font-weight="bold" officeooo:rsid="0027bccf" style:font-weight-asian="bold" style:font-weight-complex="bold"/>
    </style:style>
    <style:style style:name="T3" style:family="text">
      <style:text-properties officeooo:rsid="00266e49"/>
    </style:style>
    <style:style style:name="T4" style:family="text">
      <style:text-properties fo:font-weight="normal" style:font-weight-asian="normal" style:font-weight-complex="normal"/>
    </style:style>
    <style:style style:name="T5" style:family="text">
      <style:text-properties fo:font-weight="normal" officeooo:rsid="001f5df4" style:font-weight-asian="normal" style:font-weight-complex="normal"/>
    </style:style>
    <style:style style:name="T6" style:family="text">
      <style:text-properties fo:font-weight="normal" officeooo:rsid="0020f2dc" style:font-weight-asian="normal" style:font-weight-complex="normal"/>
    </style:style>
    <style:style style:name="T7" style:family="text">
      <style:text-properties fo:font-weight="normal" officeooo:rsid="0021f73e" style:font-weight-asian="normal" style:font-weight-complex="normal"/>
    </style:style>
    <style:style style:name="T8" style:family="text">
      <style:text-properties fo:font-weight="normal" officeooo:rsid="00238a03" style:font-weight-asian="normal" style:font-weight-complex="normal"/>
    </style:style>
    <style:style style:name="T9" style:family="text">
      <style:text-properties officeooo:rsid="0027bc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pics</text:p>
      <text:p text:style-name="P4">Hardware</text:p>
      <text:p text:style-name="P3">Router</text:p>
      <text:p text:style-name="P7">A networking device that forwards packets between different computer networks based on their IP address. Using information in its routing table, it directs the packet to the next network on its journey <text:s/>until they reach its destination The most common type is home routers that are provided by an Internet service provider (ISP). This is different from a switch, which uses hardware (MAC) addresses to process and forward data to end devices.</text:p>
      <text:p text:style-name="P7">Simple Jack:</text:p>
      <text:p text:style-name="P7">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1"/>
      <text:p text:style-name="P1"><text:span text:style-name="T1">Switch</text:span> </text:p>
      <text:p text:style-name="P19">A networking device that connects devices on a computer network, by forwarding packets to a device. A network switch is a multiport device that uses hardware (MAC) addresses to process and forward data to end devices. This is different from a router, which uses IP packets to forward them to other computer networks.</text:p>
      <text:p text:style-name="P19"><text:span text:style-name="T3">Simple Jack:</text:span></text:p>
      <text:p text:style-name="P20">A switch is a <text:span text:style-name="T9">much </text:span>smaller and simpler <text:span text:style-name="T9">version of a </text:span>router. A switch has two sides: a local area network side, and a wide area network side. <text:s/>The local area side can have many wired connections <text:span text:style-name="T9">to usable devices like a laptop, or even a connection to another switch.</text:span> <text:span text:style-name="T9">T</text:span>he wide area network side typically is limited to a single connection <text:span text:style-name="T9">to another routing device</text:span>.</text:p>
      <text:p text:style-name="P9"><text:tab/></text:p>
      <text:p text:style-name="P13">Firewall</text:p>
      <text:p text:style-name="P14"><text:span text:style-name="T1"><text:tab/></text:span>A network service that controls incoming and outgoing network traffic based on defined rules. There are two types; a network firewall (home router) that protects a network, or host-based firewall that protects an end device, like windows firewall.</text:p>
      <text:p text:style-name="P14"><text:tab/>Simple Jack:</text:p>
      <text:p text:style-name="P16"><text:tab/><text:span text:style-name="T4">Before a packet can be safely read by a computer it must first go through the firewall. <text:s/>Firewalls are powerful applications </text:span><text:span text:style-name="T5">which </text:span><text:span text:style-name="T4">a user decide </text:span><text:span text:style-name="T5">what</text:span><text:span text:style-name="T4"> packets are safe to </text:span><text:span text:style-name="T6">read</text:span><text:span text:style-name="T4"> or reply to, and which should be blocked or ignored. <text:s/></text:span><text:span text:style-name="T7">Users can select packets based on their properties </text:span><text:soft-page-break/><text:span text:style-name="T7">such as their destination IP addresses. <text:s/></text:span><text:span text:style-name="T4">Simple firewalls exist on your computer and are </text:span><text:span text:style-name="T8">designed </text:span><text:span text:style-name="T4">to protect your device, while more complex ones run on routers and serve to protect </text:span><text:span text:style-name="T8">all devices connected to it</text:span><text:span text:style-name="T4">.</text:span></text:p>
      <text:p text:style-name="P9"/>
      <text:p text:style-name="P9">*Wireless Access Point</text:p>
      <text:p text:style-name="P8"><text:span text:style-name="T1"><text:tab/></text:span>A networking device that allows devices to connect to a network wirelessly via radio waves. A WAP can be a independent device, like in a large business, or integrated with other devices, like a home router. A WAP is not a hot-spot in that a WAP is the device providing connectivity, and the hot-spot is the location where connectivity is available.</text:p>
      <text:p text:style-name="P8"/>
      <text:p text:style-name="P9">Network Interface Card</text:p>
      <text:p text:style-name="P8"><text:tab/>A networking device that allows a computer to a computer network. Originally done with expansion cards, most computers now have a network interfaces built into the motherboard. Many mobile devices also have a wireless NIC to connect to wireless networks.</text:p>
      <text:p text:style-name="P8"/>
      <text:p text:style-name="P9">Ethernet Cable</text:p>
      <text:p text:style-name="P7">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4">Protocols - Ports (add port numbers)</text:p>
      <text:p text:style-name="P5">*TCP</text:p>
      <text:p text:style-name="P7">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8"/>
      <text:p text:style-name="P9">UDP</text:p>
      <text:p text:style-name="P7">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8"/>
      <text:p text:style-name="P9">FTP</text:p>
      <text:p text:style-name="P7">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8"><text:soft-page-break/></text:p>
      <text:p text:style-name="P9">SSH</text:p>
      <text:p text:style-name="P8"><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8"/>
      <text:p text:style-name="P9">Telnet</text:p>
      <text:p text:style-name="P8"><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8"/>
      <text:p text:style-name="P9">SMTP</text:p>
      <text:p text:style-name="P8"><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8"/>
      <text:p text:style-name="P9">POP</text:p>
      <text:p text:style-name="P7">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8"/>
      <text:p text:style-name="P9">*DNS</text:p>
      <text:p text:style-name="P8"><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8"/>
      <text:p text:style-name="P9">*HTTP</text:p>
      <text:p text:style-name="P7">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10"><text:soft-page-break/></text:p>
      <text:p text:style-name="P9">Basics - Standard method of communicating, common ports/services, port independent</text:p>
      <text:p text:style-name="P9">*What?</text:p>
      <text:p text:style-name="P8"/>
      <text:p text:style-name="P4">TCP/IP</text:p>
      <text:p text:style-name="P3">*IP address - v4, 32-bit, dotted decimal</text:p>
      <text:p text:style-name="P7">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1">*Picture from wikipedia page*</text:p>
      <text:p text:style-name="P1"/>
      <text:p text:style-name="P3">Address space exhaustion - v6, 128-bit, hex</text:p>
      <text:p text:style-name="P7">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8">*Picture from wikipedia page*</text:p>
      <text:p text:style-name="P1"/>
      <text:p text:style-name="P3">Private Networks - 10, 172.16 - 172.31, 192.168</text:p>
      <text:p text:style-name="P7">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
      <text:p text:style-name="P3">Three way handshake - syn, ack, nak, fin</text:p>
      <text:p text:style-name="P1"><text:span text:style-name="T1"><text:tab/></text:span>A three-way handshake is the basis for all TCP communications and is used to establish a connection between two networked hosts as follows:</text:p>
      <text:p text:style-name="P1"/>
      <text:list xml:id="list7830793015465884077" text:style-name="WWNum1">
        <text:list-item>
          <text:p text:style-name="P17">Client sends a TCP packet to the server with the SYN flag set.</text:p>
        </text:list-item>
        <text:list-item>
          <text:p text:style-name="P17">Server responds to the client request with the SYN and ACK flags set.</text:p>
        </text:list-item>
        <text:list-item>
          <text:p text:style-name="P17">Client completes the connection by sending a packet with the ACK flag set.</text:p>
        </text:list-item>
      </text:list>
      <text:p text:style-name="P1"/>
      <text:p text:style-name="P1"><text:soft-page-break/>In order for the connection to exist, each side of the connection must send a SYN (Synchronize) flag and receive an ACK (Acknowledge) flag.</text:p>
      <text:p text:style-name="P1"/>
      <text:p text:style-name="P4">Internet</text:p>
      <text:p text:style-name="P3">OSI layer model</text:p>
      <text:p text:style-name="P7">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7">*packet encapsulation picture and layer model picture*</text:p>
      <text:p text:style-name="P8"/>
      <text:p text:style-name="P3">URI - Scheme, host port, query, fragment</text:p>
      <text:p text:style-name="P7">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7"/>
      <text:p text:style-name="P3">DNS - Recurser, TLD, domain, subdomain</text:p>
      <text:p text:style-name="P1">*already covered?*</text:p>
      <text:p text:style-name="P1"/>
      <text:p text:style-name="P3">*Website - Server, HTML</text:p>
      <text:p text:style-name="P7">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8"/>
      <text:p text:style-name="P3">*Browser - HTTP request/response, methods, header, cookies, referer, user-agent</text:p>
      <text:p text:style-name="P7">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6">Exercises</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6">Labs</text:p>
      <text:p text:style-name="P1">TBD</text:p>
      <text:p text:style-name="P1"><text:soft-page-break/></text:p>
      <text:p text:style-name="P6">Sources</text:p>
      <text:p text:style-name="P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Linux_X86_64 LibreOffice_project/20m0$Build-2</meta:generator>
    <dc:date>2017-01-26T14:41:31.332052094</dc:date>
    <meta:editing-duration>PT1H20M19S</meta:editing-duration>
    <meta:editing-cycles>10</meta:editing-cycles>
    <meta:document-statistic meta:table-count="0" meta:image-count="0" meta:object-count="0" meta:page-count="6" meta:paragraph-count="78" meta:word-count="1995" meta:character-count="12564" meta:non-whitespace-character-count="10621"/>
  </office:meta>
</office:document-meta>
</file>